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111C000002D06E5574C1.png" manifest:media-type="image/png"/>
  <manifest:file-entry manifest:full-path="Pictures/10000201000003B20000026C01B60F1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3479in" fo:margin-left="0.1493in" table:align="left" style:writing-mode="lr-tb"/>
    </style:style>
    <style:style style:name="Таблица1.A" style:family="table-column">
      <style:table-column-properties style:column-width="1.8194in"/>
    </style:style>
    <style:style style:name="Таблица1.B" style:family="table-column">
      <style:table-column-properties style:column-width="4.5285in"/>
    </style:style>
    <style:style style:name="Таблица1.1" style:family="table-row">
      <style:table-row-properties style:min-row-height="0.4194in" fo:keep-together="auto"/>
    </style:style>
    <style:style style:name="Таблица1.A1" style:family="table-cell">
      <style:table-cell-properties style:vertical-align="top"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Таблица2" style:family="table">
      <style:table-properties style:width="6.3069in" fo:margin-left="0.1938in" table:align="left" style:writing-mode="lr-tb"/>
    </style:style>
    <style:style style:name="Таблица2.A" style:family="table-column">
      <style:table-column-properties style:column-width="1.866in"/>
    </style:style>
    <style:style style:name="Таблица2.B" style:family="table-column">
      <style:table-column-properties style:column-width="4.441in"/>
    </style:style>
    <style:style style:name="Таблица2.1" style:family="table-row">
      <style:table-row-properties style:min-row-height="0.1667in" fo:keep-together="auto"/>
    </style:style>
    <style:style style:name="Таблица2.A1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2" style:family="table-row">
      <style:table-row-properties style:min-row-height="0.1646in" fo:keep-together="auto"/>
    </style:style>
    <style:style style:name="Таблица2.B2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B3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A4" style:family="table-cell">
      <style:table-cell-properties style:vertical-align="top" fo:background-color="#d9d9d9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.B4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5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6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7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B8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9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10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11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B12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Таблица2.B13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14" style:family="table-row">
      <style:table-row-properties style:min-row-height="0.5375in" fo:keep-together="auto"/>
    </style:style>
    <style:style style:name="Таблица2.B14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15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Таблица2.B16" style:family="table-cell">
      <style:table-cell-properties style:vertical-align="top" fo:padding-left="0.075in" fo:padding-right="0.075in" fo:padding-top="0in" fo:padding-bottom="0in" fo:border-left="0.5pt solid #ff0000" fo:border-right="0.5pt solid #ff0000" fo:border-top="none" fo:border-bottom="0.5pt solid #ff0000" style:writing-mode="lr-tb"/>
    </style:style>
    <style:style style:name="Table3" style:family="table">
      <style:table-properties style:width="6.3965in" fo:margin-left="0.1764in" table:align="left" style:writing-mode="lr-tb"/>
    </style:style>
    <style:style style:name="Table3.A" style:family="table-column">
      <style:table-column-properties style:column-width="1.2528in"/>
    </style:style>
    <style:style style:name="Table3.B" style:family="table-column">
      <style:table-column-properties style:column-width="2.4069in"/>
    </style:style>
    <style:style style:name="Table3.C" style:family="table-column">
      <style:table-column-properties style:column-width="1.2792in"/>
    </style:style>
    <style:style style:name="Table3.D" style:family="table-column">
      <style:table-column-properties style:column-width="1.4576in"/>
    </style:style>
    <style:style style:name="Table3.1" style:family="table-row">
      <style:table-row-properties style:min-row-height="0.4319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0.5pt solid #ff0000" fo:border-right="none" fo:border-top="0.5pt solid #ff0000" fo:border-bottom="0.5pt solid #ff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5pt solid #ff0000" style:writing-mode="lr-tb"/>
    </style:style>
    <style:style style:name="Table3.2" style:family="table-row">
      <style:table-row-properties style:min-row-height="0.1646in" fo:keep-together="auto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paragraph-properties fo:margin-left="0in" fo:margin-right="0in" fo:text-indent="0in" style:auto-text-indent="false">
        <style:tab-stops>
          <style:tab-stop style:position="6.2984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1pt" fo:language="en" fo:country="US" officeooo:paragraph-rsid="0007b460" style:font-name-asian="Times New Roman" style:font-size-asian="11pt" style:font-size-complex="11pt"/>
    </style:style>
    <style:style style:name="P5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1pt" fo:language="en" fo:country="US" officeooo:rsid="000a63a1" officeooo:paragraph-rsid="000a63a1" style:font-name-asian="Times New Roman" style:font-size-asian="11pt" style:font-size-complex="11pt"/>
    </style:style>
    <style:style style:name="P6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1pt" fo:language="en" fo:country="US" officeooo:rsid="000b535f" officeooo:paragraph-rsid="000b535f" style:font-name-asian="Times New Roman" style:font-size-asian="11pt" style:font-size-complex="11pt"/>
    </style:style>
    <style:style style:name="P7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8cf32" officeooo:paragraph-rsid="0008cf32" style:font-name-asian="Times New Roman" style:font-size-asian="10pt" style:font-size-complex="10pt"/>
    </style:style>
    <style:style style:name="P8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8cf32" officeooo:paragraph-rsid="000a2786" style:font-name-asian="Times New Roman" style:font-size-asian="10pt" style:font-size-complex="10pt"/>
    </style:style>
    <style:style style:name="P9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8cf32" officeooo:paragraph-rsid="000b535f" style:font-name-asian="Times New Roman" style:font-size-asian="10pt" style:font-size-complex="10pt"/>
    </style:style>
    <style:style style:name="P10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a2786" officeooo:paragraph-rsid="000a2786" style:font-name-asian="Times New Roman" style:font-size-asian="10pt" style:font-size-complex="10pt"/>
    </style:style>
    <style:style style:name="P11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a63a1" officeooo:paragraph-rsid="000a63a1" style:font-name-asian="Times New Roman" style:font-size-asian="10pt" style:font-size-complex="10pt"/>
    </style:style>
    <style:style style:name="P12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fo:color="#000000" fo:font-size="10pt" fo:language="en" fo:country="US" officeooo:rsid="000b535f" officeooo:paragraph-rsid="000b535f" style:font-name-asian="Times New Roman" style:font-size-asian="10pt" style:font-size-complex="10pt"/>
    </style:style>
    <style:style style:name="P13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officeooo:paragraph-rsid="0008cf32"/>
    </style:style>
    <style:style style:name="P14" style:family="paragraph" style:parent-style-name="Standard">
      <style:paragraph-properties fo:margin-left="0in" fo:margin-right="0in" fo:margin-top="0.028in" fo:margin-bottom="0in" style:contextual-spacing="false" fo:text-indent="0in" style:auto-text-indent="false" style:snap-to-layout-grid="false"/>
      <style:text-properties officeooo:paragraph-rsid="0007b460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/>
      <style:text-properties fo:font-size="10pt" officeooo:rsid="0008cf32" officeooo:paragraph-rsid="0008cf32" style:font-size-asian="10pt" style:font-size-complex="10pt"/>
    </style:style>
    <style:style style:name="P16" style:family="paragraph" style:parent-style-name="Standard">
      <style:paragraph-properties fo:margin-left="0in" fo:margin-right="0in" fo:text-indent="0in" style:auto-text-indent="false" style:snap-to-layout-grid="false"/>
      <style:text-properties fo:font-size="10pt" officeooo:rsid="0008cf32" officeooo:paragraph-rsid="000a2786" style:font-size-asian="10pt" style:font-size-complex="10pt"/>
    </style:style>
    <style:style style:name="P17" style:family="paragraph" style:parent-style-name="General_20_Information">
      <style:paragraph-properties fo:margin-left="0in" fo:margin-right="0in" fo:margin-top="0.2in" fo:margin-bottom="0.2in" style:contextual-spacing="false" fo:text-indent="0in" style:auto-text-indent="false"/>
    </style:style>
    <style:style style:name="P18" style:family="paragraph" style:parent-style-name="answers">
      <style:paragraph-properties fo:margin-left="0in" fo:margin-right="0in" fo:text-indent="0in" style:auto-text-indent="false" style:snap-to-layout-grid="false"/>
      <style:text-properties fo:color="#000000" fo:font-size="10pt" fo:font-weight="bold" officeooo:paragraph-rsid="0007b460" style:font-size-asian="10pt" style:font-weight-asian="bold" style:font-size-complex="10pt" style:font-weight-complex="bold"/>
    </style:style>
    <style:style style:name="P19" style:family="paragraph" style:parent-style-name="answers">
      <style:paragraph-properties fo:margin-left="0in" fo:margin-right="0in" fo:text-indent="0in" style:auto-text-indent="false" style:snap-to-layout-grid="false"/>
      <style:text-properties fo:font-size="10pt" fo:font-weight="bold" officeooo:paragraph-rsid="0007b460" style:font-size-asian="10pt" style:font-weight-asian="bold" style:font-size-complex="10pt" style:font-weight-complex="bold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paragraph-properties fo:text-align="end" style:justify-single-word="false"/>
      <style:text-properties fo:language="en" fo:country="US" style:font-size-complex="11pt"/>
    </style:style>
    <style:style style:name="P22" style:family="paragraph" style:parent-style-name="Standard">
      <style:paragraph-properties fo:text-align="end" style:justify-single-word="false"/>
      <style:text-properties fo:font-size="12pt" fo:language="en" fo:country="US" fo:font-weight="bold" style:font-size-asian="12pt" style:font-weight-asian="bold" style:font-size-complex="11pt"/>
    </style:style>
    <style:style style:name="P23" style:family="paragraph" style:parent-style-name="Standard">
      <style:paragraph-properties fo:text-align="end" style:justify-single-word="false"/>
      <style:text-properties style:font-size-complex="11pt"/>
    </style:style>
    <style:style style:name="P24" style:family="paragraph" style:parent-style-name="Standard">
      <style:paragraph-properties fo:text-align="center" style:justify-single-word="false"/>
      <style:text-properties fo:color="#ff0000" fo:font-weight="bold" style:font-weight-asian="bold" style:font-size-complex="11pt"/>
    </style:style>
    <style:style style:name="P25" style:family="paragraph" style:parent-style-name="Standard">
      <style:text-properties officeooo:paragraph-rsid="0007b460"/>
    </style:style>
    <style:style style:name="P26" style:family="paragraph" style:parent-style-name="Departament">
      <style:paragraph-properties fo:margin-top="0in" fo:margin-bottom="0in" style:contextual-spacing="false"/>
    </style:style>
    <style:style style:name="P27" style:family="paragraph" style:parent-style-name="answers">
      <style:paragraph-properties style:snap-to-layout-grid="false"/>
    </style:style>
    <style:style style:name="P28" style:family="paragraph" style:parent-style-name="answers">
      <style:paragraph-properties style:snap-to-layout-grid="false"/>
      <style:text-properties officeooo:rsid="00050724" officeooo:paragraph-rsid="00050724"/>
    </style:style>
    <style:style style:name="P29" style:family="paragraph" style:parent-style-name="answers">
      <style:paragraph-properties style:snap-to-layout-grid="false"/>
      <style:text-properties fo:language="ru" fo:country="RU" officeooo:rsid="00050724" officeooo:paragraph-rsid="00050724"/>
    </style:style>
    <style:style style:name="P30" style:family="paragraph" style:parent-style-name="answers">
      <style:paragraph-properties style:snap-to-layout-grid="false"/>
      <style:text-properties officeooo:rsid="0005defe" officeooo:paragraph-rsid="0005defe"/>
    </style:style>
    <style:style style:name="P31" style:family="paragraph" style:parent-style-name="answers">
      <style:paragraph-properties style:snap-to-layout-grid="false"/>
      <style:text-properties fo:font-size="10pt" officeooo:rsid="00050724" officeooo:paragraph-rsid="00050724" style:font-size-asian="10pt" style:font-size-complex="10pt"/>
    </style:style>
    <style:style style:name="P32" style:family="paragraph" style:parent-style-name="answers">
      <style:paragraph-properties style:snap-to-layout-grid="false"/>
      <style:text-properties fo:font-size="10pt" officeooo:rsid="0005defe" officeooo:paragraph-rsid="0005defe" style:font-size-asian="10pt" style:font-size-complex="10pt"/>
    </style:style>
    <style:style style:name="P33" style:family="paragraph" style:parent-style-name="answers">
      <style:paragraph-properties style:snap-to-layout-grid="false"/>
      <style:text-properties fo:font-size="10pt" officeooo:rsid="00067085" officeooo:paragraph-rsid="00067085" style:font-size-asian="10pt" style:font-size-complex="10pt"/>
    </style:style>
    <style:style style:name="P34" style:family="paragraph" style:parent-style-name="answers">
      <style:paragraph-properties style:snap-to-layout-grid="false"/>
      <style:text-properties fo:font-size="10pt" officeooo:rsid="0007b460" officeooo:paragraph-rsid="0007b460" style:font-size-asian="10pt" style:font-size-complex="10pt"/>
    </style:style>
    <style:style style:name="P35" style:family="paragraph" style:parent-style-name="answers">
      <style:paragraph-properties style:snap-to-layout-grid="false"/>
      <style:text-properties fo:font-size="10pt" fo:language="ru" fo:country="RU" officeooo:rsid="00067085" officeooo:paragraph-rsid="00067085" style:font-size-asian="10pt" style:font-size-complex="10pt"/>
    </style:style>
    <style:style style:name="P36" style:family="paragraph" style:parent-style-name="фамилия_20_имя">
      <style:text-properties officeooo:rsid="00050724" officeooo:paragraph-rsid="00050724"/>
    </style:style>
    <style:style style:name="P37" style:family="paragraph" style:parent-style-name="Departament">
      <style:text-properties fo:font-weight="bold" style:font-weight-asian="bold" style:font-weight-complex="bold"/>
    </style:style>
    <style:style style:name="P38" style:family="paragraph" style:parent-style-name="Departament">
      <style:text-properties fo:font-weight="bold" officeooo:paragraph-rsid="0005defe" style:font-weight-asian="bold" style:font-weight-complex="bold"/>
    </style:style>
    <style:style style:name="P39" style:family="paragraph" style:parent-style-name="Departament">
      <style:text-properties fo:font-weight="bold" officeooo:paragraph-rsid="00067085" style:font-weight-asian="bold" style:font-weight-complex="bold"/>
    </style:style>
    <style:style style:name="P40" style:family="paragraph" style:parent-style-name="Departament">
      <style:text-properties fo:font-weight="bold" officeooo:paragraph-rsid="00067cb7" style:font-weight-asian="bold" style:font-weight-complex="bold"/>
    </style:style>
    <style:style style:name="P41" style:family="paragraph" style:parent-style-name="deskriptor">
      <style:text-properties fo:font-size="7pt" style:font-size-asian="7pt" style:font-size-complex="7pt"/>
    </style:style>
    <style:style style:name="P42" style:family="paragraph" style:parent-style-name="deskriptor">
      <style:text-properties fo:font-size="7pt" officeooo:rsid="0005defe" officeooo:paragraph-rsid="0005defe" style:font-size-asian="7pt" style:font-size-complex="7pt"/>
    </style:style>
    <style:style style:name="P43" style:family="paragraph" style:parent-style-name="deskriptor">
      <style:text-properties fo:color="#7f7f7f" style:font-name="Arial" fo:font-size="7pt" fo:language="en" fo:country="US" fo:font-style="italic" style:font-name-asian="Times New Roman" style:font-size-asian="7pt" style:font-style-asian="italic" style:font-name-complex="Arial" style:font-size-complex="7pt" style:language-complex="ar" style:country-complex="SA"/>
    </style:style>
    <style:style style:name="P44" style:family="paragraph" style:parent-style-name="deskriptor">
      <style:text-properties fo:font-size="10pt" fo:font-weight="bold" officeooo:paragraph-rsid="0007b460" style:font-size-asian="10pt" style:font-weight-asian="bold" style:font-size-complex="10pt" style:font-weight-complex="bold"/>
    </style:style>
    <style:style style:name="P45" style:family="paragraph" style:parent-style-name="deskriptor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size="7pt" officeooo:rsid="0005defe" officeooo:paragraph-rsid="0005defe" style:font-size-asian="7pt" style:font-size-complex="7pt"/>
    </style:style>
    <style:style style:name="P46" style:family="paragraph" style:parent-style-name="deskriptor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size="7pt" officeooo:rsid="0005defe" officeooo:paragraph-rsid="00067085" style:font-size-asian="7pt" style:font-size-complex="7pt"/>
    </style:style>
    <style:style style:name="P47" style:family="paragraph" style:parent-style-name="deskriptor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size="7pt" officeooo:rsid="0005defe" officeooo:paragraph-rsid="00067cb7" style:font-size-asian="7pt" style:font-size-complex="7pt"/>
    </style:style>
    <style:style style:name="P48" style:family="paragraph" style:parent-style-name="deskriptor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font-size="7pt" officeooo:rsid="00067cb7" officeooo:paragraph-rsid="00067cb7" style:font-size-asian="7pt" style:font-size-complex="7pt"/>
    </style:style>
    <style:style style:name="P49" style:family="paragraph" style:parent-style-name="Обычный_20__28_веб_29_" style:master-page-name="Standard">
      <style:paragraph-properties fo:margin-top="0in" fo:margin-bottom="0in" style:contextual-spacing="false" style:page-number="auto"/>
      <style:text-properties style:font-name="Arial" fo:font-size="11pt" fo:language="en" fo:country="US" style:font-size-asian="11pt" style:language-asian="none" style:country-asian="none" style:font-name-complex="Arial" style:font-size-complex="11pt"/>
    </style:style>
    <style:style style:name="P50" style:family="paragraph" style:parent-style-name="General_20_Information">
      <style:paragraph-properties fo:margin-left="0in" fo:margin-right="0in" fo:margin-top="0.4in" fo:margin-bottom="0.4in" style:contextual-spacing="false" fo:text-indent="0in" style:auto-text-indent="false"/>
      <style:text-properties officeooo:rsid="0007b460" officeooo:paragraph-rsid="0007b460"/>
    </style:style>
    <style:style style:name="P51" style:family="paragraph" style:parent-style-name="answers">
      <style:paragraph-properties>
        <style:tab-stops>
          <style:tab-stop style:position="2.6665in"/>
        </style:tab-stops>
      </style:paragraph-properties>
      <style:text-properties officeooo:rsid="0008cf32"/>
    </style:style>
    <style:style style:name="P52" style:family="paragraph" style:parent-style-name="deskriptor">
      <style:paragraph-properties fo:margin-left="0.25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7f7f7f" style:font-name="Arial" fo:font-size="7pt" fo:language="en" fo:country="US" fo:font-style="italic" officeooo:rsid="0005defe" officeooo:paragraph-rsid="0005defe" style:font-name-asian="Times New Roman" style:font-size-asian="7pt" style:font-style-asian="italic" style:font-name-complex="Arial" style:font-size-complex="7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one" style:country-asian="none"/>
    </style:style>
    <style:style style:name="T3" style:family="text">
      <style:text-properties fo:color="#ff0000" fo:language="en" fo:country="US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size="8pt" style:font-size-asian="8pt"/>
    </style:style>
    <style:style style:name="T6" style:family="text">
      <style:text-properties fo:color="#7f7f7f" style:font-name="Arial" fo:language="en" fo:country="US" fo:font-style="italic" style:font-name-asian="Times New Roman" style:font-style-asian="italic" style:font-name-complex="Arial" style:language-complex="ar" style:country-complex="SA"/>
    </style:style>
    <style:style style:name="T7" style:family="text">
      <style:text-properties fo:color="#7f7f7f" style:font-name="Arial" fo:language="en" fo:country="US" fo:font-style="italic" officeooo:rsid="00067085" style:font-name-asian="Times New Roman" style:font-style-asian="italic" style:font-name-complex="Arial" style:language-complex="ar" style:country-complex="SA"/>
    </style:style>
    <style:style style:name="T8" style:family="text">
      <style:text-properties fo:color="#7f7f7f" style:font-name="Arial" fo:language="en" fo:country="US" fo:font-style="italic" officeooo:rsid="00067cb7" style:font-name-asian="Times New Roman" style:font-style-asian="italic" style:font-name-complex="Arial" style:language-complex="ar" style:country-complex="SA"/>
    </style:style>
    <style:style style:name="T9" style:family="text">
      <style:text-properties fo:color="#000000"/>
    </style:style>
    <style:style style:name="T10" style:family="text">
      <style:text-properties fo:color="#000000" fo:font-size="11pt" fo:language="en" fo:country="US" officeooo:rsid="0008cf32" style:font-name-asian="Times New Roman" style:font-size-asian="11pt" style:font-size-complex="11pt"/>
    </style:style>
    <style:style style:name="T11" style:family="text">
      <style:text-properties fo:color="#000000" fo:font-size="11pt" fo:language="en" fo:country="US" officeooo:rsid="000a63a1" style:font-name-asian="Times New Roman" style:font-size-asian="11pt" style:font-size-complex="11pt"/>
    </style:style>
    <style:style style:name="T12" style:family="text">
      <style:text-properties fo:color="#000000" fo:font-size="10pt" fo:language="en" fo:country="US" officeooo:rsid="000a2786" style:font-name-asian="Times New Roman" style:font-size-asian="10pt" style:font-size-complex="10pt"/>
    </style:style>
    <style:style style:name="T13" style:family="text">
      <style:text-properties fo:color="#000000" fo:font-size="10pt" fo:language="en" fo:country="US" officeooo:rsid="000b535f" style:font-name-asian="Times New Roman" style:font-size-asian="10pt" style:font-size-complex="10pt"/>
    </style:style>
    <style:style style:name="T14" style:family="text">
      <style:text-properties officeooo:rsid="00050724"/>
    </style:style>
    <style:style style:name="T15" style:family="text">
      <style:text-properties style:font-name-complex="Arial"/>
    </style:style>
    <style:style style:name="T16" style:family="text">
      <style:text-properties officeooo:rsid="0005defe"/>
    </style:style>
    <style:style style:name="T17" style:family="text">
      <style:text-properties officeooo:rsid="00067085"/>
    </style:style>
    <style:style style:name="T18" style:family="text">
      <style:text-properties officeooo:rsid="00067cb7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officeooo:rsid="0007b460"/>
    </style:style>
    <style:style style:name="T21" style:family="text">
      <style:text-properties officeooo:rsid="0008cf3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0a2786"/>
    </style:style>
    <style:style style:name="T24" style:family="text">
      <style:text-properties officeooo:rsid="000b535f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2" draw:name="Врезка1" text:anchor-type="char" svg:x="4.6091in" svg:y="-0.5752in" svg:width="1.8457in" svg:height="1.702in" draw:z-index="9"><draw:text-box><text:p text:style-name="P22">RESUME </text:p><text:p text:style-name="P21">Knowledge and experience</text:p><text:p text:style-name="P23"/><text:p text:style-name="P24">Место для фото <text:s/></text:p></draw:text-box></draw:frame></text:p>
      <text:p text:style-name="P36">Dudnik Victor</text:p>
      <text:p text:style-name="General_20_Information">General Information</text:p>
      <text:p text:style-name="Departament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Position:</text:p>
          </table:table-cell>
          <table:table-cell table:style-name="Таблица1.A1" office:value-type="string">
            <text:p text:style-name="P28">Software QA engineer. Performance engineer</text:p>
          </table:table-cell>
        </table:table-row>
        <table:table-row table:style-name="Таблица1.1">
          <table:table-cell table:style-name="Таблица1.A1" office:value-type="string">
            <text:p text:style-name="Departament">Years of Experience:</text:p>
          </table:table-cell>
          <table:table-cell table:style-name="Таблица1.A1" office:value-type="string">
            <text:p text:style-name="P29">2</text:p>
          </table:table-cell>
        </table:table-row>
        <table:table-row table:style-name="Таблица1.1">
          <table:table-cell table:style-name="Таблица1.A1" office:value-type="string">
            <text:p text:style-name="Departament">Degree Obtained<text:span text:style-name="T5">:</text:span></text:p>
          </table:table-cell>
          <table:table-cell table:style-name="Таблица1.A1" office:value-type="string">
            <text:p text:style-name="P51">Bachelor of Science in mathematics and physics.</text:p>
          </table:table-cell>
        </table:table-row>
        <table:table-row table:style-name="Таблица1.1">
          <table:table-cell table:style-name="Таблица1.A1" office:value-type="string">
            <text:p text:style-name="Departament">Priority Directions I work in:</text:p>
          </table:table-cell>
          <table:table-cell table:style-name="Таблица1.A1" office:value-type="string">
            <text:p text:style-name="P28">Performance testing, manual testing.</text:p>
          </table:table-cell>
        </table:table-row>
      </table:table>
      <text:p text:style-name="P17">Technical Expertise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7">Application types:</text:p>
            <text:p text:style-name="P41">(write here testing of what application types you have had an experience in)</text:p>
          </table:table-cell>
          <table:table-cell table:style-name="Таблица2.B12" office:value-type="string">
            <text:p text:style-name="P31">Web-applications, desktop applications, mobile applications. Complex systems, that include all types of clients (web, desktop, mobile), <text:span text:style-name="T20">high-load and big data applications.</text:span></text:p>
          </table:table-cell>
        </table:table-row>
        <table:table-row table:style-name="Таблица2.2">
          <table:table-cell table:style-name="Таблица2.A1" office:value-type="string">
            <text:p text:style-name="Departament"><text:span text:style-name="T22">Type of testing:</text:span> </text:p>
            <text:p text:style-name="P41">(list all the testing types you are skilled in: e.g. performance, usability, security testing, e.t.c.)</text:p>
          </table:table-cell>
          <table:table-cell table:style-name="Таблица2.B12" office:value-type="string">
            <text:p text:style-name="P31">Functional testing, performance testing, <text:span text:style-name="T18">portability testing (projects, where an application (as a rule desktop and mobile) has to be tested on multiple platforms)</text:span></text:p>
          </table:table-cell>
        </table:table-row>
        <table:table-row table:style-name="Таблица2.2">
          <table:table-cell table:style-name="Таблица2.A1" office:value-type="string">
            <text:p text:style-name="P37">Automat<text:span text:style-name="T14">ion</text:span> test tools:</text:p>
            <text:p text:style-name="P41">(list all the automated testing tools you are able to work with<text:span text:style-name="T9">)</text:span><text:span text:style-name="T15"> </text:span></text:p>
          </table:table-cell>
          <table:table-cell table:style-name="Таблица2.B12" office:value-type="string">
            <text:p text:style-name="P31">Selenium, J-meter</text:p>
          </table:table-cell>
        </table:table-row>
        <table:table-row table:style-name="Таблица2.2">
          <table:table-cell table:style-name="Таблица2.A4" office:value-type="string">
            <text:p text:style-name="P38"><text:span text:style-name="T16">Frameworks</text:span>:</text:p>
            <text:p text:style-name="P42">(list all frameworks for automated testing tools you are able to work with<text:span text:style-name="T9">)</text:span><text:span text:style-name="T15"> </text:span></text:p>
          </table:table-cell>
          <table:table-cell table:style-name="Таблица2.B4" office:value-type="string">
            <text:p text:style-name="P32">TestNG</text:p>
          </table:table-cell>
        </table:table-row>
        <table:table-row table:style-name="Таблица2.2">
          <table:table-cell table:style-name="Таблица2.A4" office:value-type="string">
            <text:p text:style-name="P38"><text:span text:style-name="T16">Load</text:span> test<text:span text:style-name="T16">ing</text:span> tools:</text:p>
            <text:p text:style-name="P52">(list all the load testing tools you are able to work with: load generators, monitoring tools)</text:p>
          </table:table-cell>
          <table:table-cell table:style-name="Таблица2.B5" office:value-type="string">
            <text:p text:style-name="P32">J-meter, Blazemeter, StackDriver, DataDog, NewRelic.</text:p>
          </table:table-cell>
        </table:table-row>
        <table:table-row table:style-name="Таблица2.2">
          <table:table-cell table:style-name="Таблица2.A4" office:value-type="string">
            <text:p text:style-name="P38"><text:span text:style-name="T16">CI</text:span> tools:</text:p>
            <text:p text:style-name="P45">(list all the continuous integration tools you are familiar with<text:span text:style-name="T9">)</text:span><text:span text:style-name="T15"> </text:span></text:p>
          </table:table-cell>
          <table:table-cell table:style-name="Таблица2.B6" office:value-type="string">
            <text:p text:style-name="P32">Jenkins</text:p>
          </table:table-cell>
        </table:table-row>
        <table:table-row table:style-name="Таблица2.2">
          <table:table-cell table:style-name="Таблица2.A1" office:value-type="string">
            <text:p text:style-name="P39"><text:span text:style-name="T17">Security</text:span> test<text:span text:style-name="T16">ing</text:span> tools:</text:p>
            <text:p text:style-name="P46"><text:span text:style-name="T6">(list all the tools you work </text:span><text:span text:style-name="T7">to conduct security testing</text:span><text:span text:style-name="T6">)</text:span></text:p>
          </table:table-cell>
          <table:table-cell table:style-name="Таблица2.B12" office:value-type="string">
            <text:p text:style-name="P30"/>
          </table:table-cell>
        </table:table-row>
        <table:table-row table:style-name="Таблица2.2">
          <table:table-cell table:style-name="Таблица2.A4" office:value-type="string">
            <text:p text:style-name="P39"><text:span text:style-name="T17">Usability</text:span> test<text:span text:style-name="T16">ing</text:span>:</text:p>
            <text:p text:style-name="P46"><text:span text:style-name="T6">(</text:span><text:span text:style-name="T7">give the details about you</text:span><text:span text:style-name="T8">r</text:span><text:span text:style-name="T7"> </text:span><text:span text:style-name="T8">experience in testing usability: how it was conducted, tools, approaches</text:span><text:span text:style-name="T6">)</text:span></text:p>
          </table:table-cell>
          <table:table-cell table:style-name="Таблица2.B10" office:value-type="string">
            <text:p text:style-name="P30"/>
          </table:table-cell>
        </table:table-row>
        <table:table-row table:style-name="Таблица2.2">
          <table:table-cell table:style-name="Таблица2.A4" office:value-type="string">
            <text:p text:style-name="P40"><text:span text:style-name="T18">Other</text:span> tools:</text:p>
            <text:p text:style-name="P47"><text:span text:style-name="T6">(list </text:span><text:span text:style-name="T8">other specific tools, you use in your work</text:span><text:span text:style-name="T6">)</text:span></text:p>
          </table:table-cell>
          <table:table-cell table:style-name="Таблица2.B10" office:value-type="string">
            <text:p text:style-name="P30"/>
          </table:table-cell>
        </table:table-row>
        <text:soft-page-break/>
        <table:table-row table:style-name="Таблица2.2">
          <table:table-cell table:style-name="Таблица2.A4" office:value-type="string">
            <text:p text:style-name="P37">Test design:</text:p>
            <text:p text:style-name="P41">(indicate your experience in test design, <text:span text:style-name="T18">test management tools you are able to work with</text:span>) </text:p>
          </table:table-cell>
          <table:table-cell table:style-name="Таблица2.B10" office:value-type="string">
            <text:p text:style-name="P32">All test design artifacts: test plans, check lists, test cases, test reports. I'm familiar with IEEE-829 standard for software test documentation. In test design I'm able to use all basic techniques: <text:span text:style-name="T17">equivalence partitioning, boundary values analysis, decision tables, state-transition diagrams, domain analysis, pairwise technique.</text:span></text:p>
          </table:table-cell>
        </table:table-row>
        <table:table-row table:style-name="Таблица2.2">
          <table:table-cell table:style-name="Таблица2.A1" office:value-type="string">
            <text:p text:style-name="P37">Databases:</text:p>
            <text:p text:style-name="deskriptor"><text:span text:style-name="T19">(list all the Database management systems you have had working experience)</text:span> </text:p>
          </table:table-cell>
          <table:table-cell table:style-name="Таблица2.B12" office:value-type="string">
            <text:p text:style-name="P35">MySQL, MSSQL, <text:span text:style-name="T18">PostgreSQL</text:span></text:p>
          </table:table-cell>
        </table:table-row>
        <table:table-row table:style-name="Таблица2.2">
          <table:table-cell table:style-name="Таблица2.A1" office:value-type="string">
            <text:p text:style-name="P37">Languages:</text:p>
            <text:p text:style-name="P43">(list all the programming languages you're skilled in)</text:p>
          </table:table-cell>
          <table:table-cell table:style-name="Таблица2.B12" office:value-type="string">
            <text:p text:style-name="P33">JAVA</text:p>
          </table:table-cell>
        </table:table-row>
        <table:table-row table:style-name="Таблица2.2">
          <table:table-cell table:style-name="Таблица2.A4" office:value-type="string">
            <text:p text:style-name="P37">Operating Systems:</text:p>
            <text:p text:style-name="P41">(list the systems you are familiar with)</text:p>
          </table:table-cell>
          <table:table-cell table:style-name="Таблица2.B16" office:value-type="string">
            <text:p text:style-name="P33">All Microsoft OS: WinXP, Vista, Win7 (32-x, 64-x), Win8 (32-x, 64-x), Win10, Windows Server 2003, Windows Server 2008, Windows Server 2012. Linux Ubuntu.</text:p>
          </table:table-cell>
        </table:table-row>
        <table:table-row table:style-name="Таблица2.14">
          <table:table-cell table:style-name="Таблица2.A4" office:value-type="string">
            <text:p text:style-name="P40"><text:span text:style-name="T18">Test analytics</text:span>:</text:p>
            <text:p text:style-name="P48">(write if you have an experience in test analytics and give details)</text:p>
          </table:table-cell>
          <table:table-cell table:style-name="Таблица2.B16" office:value-type="string">
            <text:p text:style-name="P34">Development performance intensive use cases for load testing, designing test data datasets for load testing.</text:p>
          </table:table-cell>
        </table:table-row>
        <table:table-row table:style-name="Таблица2.14">
          <table:table-cell table:style-name="Таблица2.A4" office:value-type="string">
            <text:p text:style-name="P40"><text:span text:style-name="T18">QA management</text:span>:</text:p>
            <text:p text:style-name="P48">(write if you have an experience of management QA team, establishing QA processes)</text:p>
          </table:table-cell>
          <table:table-cell table:style-name="Таблица2.B16" office:value-type="string">
            <text:p text:style-name="P27"/>
          </table:table-cell>
        </table:table-row>
        <table:table-row table:style-name="Таблица2.14">
          <table:table-cell table:style-name="Таблица2.A4" office:value-type="string">
            <text:p text:style-name="P37">Additional skills: </text:p>
            <text:p text:style-name="P41">(write <text:span text:style-name="T18">about other</text:span> skills you <text:span text:style-name="T18">have</text:span>n't mention<text:span text:style-name="T18">ed</text:span> above<text:span text:style-name="T9">)</text:span></text:p>
          </table:table-cell>
          <table:table-cell table:style-name="Таблица2.B16" office:value-type="string">
            <text:p text:style-name="P27"/>
          </table:table-cell>
        </table:table-row>
      </table:table>
      <text:p text:style-name="P50">Working experienc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8">Project Name</text:p>
            <text:p text:style-name="P44"/>
          </table:table-cell>
          <table:table-cell table:style-name="Table3.B1" office:value-type="string">
            <text:p text:style-name="P19">My role</text:p>
          </table:table-cell>
          <table:table-cell table:style-name="Table3.B1" office:value-type="string">
            <text:p text:style-name="P19"><text:span text:style-name="T21">T</text:span>ools used, <text:span text:style-name="T21">including cloud based</text:span></text:p>
          </table:table-cell>
          <table:table-cell table:style-name="Table3.D1" office:value-type="string">
            <text:p text:style-name="P19">Links (if possible)</text:p>
          </table:table-cell>
        </table:table-row>
        <table:table-row table:style-name="Table3.2">
          <table:table-cell table:style-name="Table3.A1" office:value-type="string">
            <text:p text:style-name="P7">SaaS solution for management construction sites</text:p>
            <text:p text:style-name="P4"/>
          </table:table-cell>
          <table:table-cell table:style-name="Table3.B1" office:value-type="string">
            <text:p text:style-name="P8"><text:span text:style-name="T23">1. </text:span>Manual testing: <text:span text:style-name="T23">functional testing, system testing, regression testing.</text:span></text:p>
            <text:p text:style-name="P8"><text:span text:style-name="T23">2.</text:span> <text:span text:style-name="T23">T</text:span>est design: <text:span text:style-name="T23">test cases development.</text:span></text:p>
            <text:p text:style-name="P8"><text:span text:style-name="T23">3.</text:span> <text:span text:style-name="T23">P</text:span>erformance testing: <text:span text:style-name="T23">test data development, load testing scripts development, execution of load tests, collection results, building load testing reports to the customer. Stress testing, stability testing.</text:span></text:p>
            <text:p text:style-name="P8"><text:span text:style-name="T23">4.</text:span> <text:span text:style-name="T23">A</text:span>utomation: integration tests development.</text:p>
          </table:table-cell>
          <table:table-cell table:style-name="Table3.B1" office:value-type="string">
            <text:p text:style-name="P15">Jmeter, <text:span text:style-name="T23">Blazemeter, DataDog, AWS console and AWS servers management, Zephyre (Test management tool JIRA plugin)</text:span></text:p>
          </table:table-cell>
          <table:table-cell table:style-name="Table3.D1" office:value-type="string">
            <text:p text:style-name="P13"><text:a xlink:type="simple" xlink:href="http://www.issart.com/en/portfolio/details/id/133"><text:span text:style-name="T10">Construction site</text:span></text:a></text:p>
          </table:table-cell>
        </table:table-row>
        <table:table-row table:style-name="Table3.2">
          <table:table-cell table:style-name="Table3.A1" office:value-type="string">
            <text:p text:style-name="P10">Application for management 3D models</text:p>
          </table:table-cell>
          <table:table-cell table:style-name="Table3.B1" office:value-type="string">
            <text:p text:style-name="P8"><text:span text:style-name="T23">1. </text:span>Manual testing: <text:span text:style-name="T23">functional testing, system testing, regression testing.</text:span></text:p>
            <text:p text:style-name="P8"><text:span text:style-name="T23">2.</text:span> <text:span text:style-name="T23">T</text:span>est design: <text:span text:style-name="T23">test cases development.</text:span></text:p>
            <text:p text:style-name="P9"><text:span text:style-name="T23">3.</text:span> <text:span text:style-name="T23">P</text:span>erformance testing: <text:span text:style-name="T23">test data </text:span><text:soft-page-break/><text:span text:style-name="T23">development, load testing scripts development, execution of load tests, collection results, building load testing reports to the customer. Stress testing, stability testing.</text:span></text:p>
            <text:p text:style-name="P8"><text:span text:style-name="T23">4.</text:span> <text:span text:style-name="T23">A</text:span>utomation: integration tests development.</text:p>
          </table:table-cell>
          <table:table-cell table:style-name="Table3.B1" office:value-type="string">
            <text:p text:style-name="P16">Jmeter, <text:span text:style-name="T23">Blazemeter, DataDog, AWS console and AWS servers </text:span><text:soft-page-break/><text:span text:style-name="T23">management, Zephyre (Test management tool JIRA plugin)</text:span></text:p>
          </table:table-cell>
          <table:table-cell table:style-name="Table3.D1" office:value-type="string">
            <text:p text:style-name="P14"><text:a xlink:type="simple" xlink:href="http://www.issart.com/en/portfolio/details/id/138"><text:span text:style-name="T12">Application for management 3D models</text:span></text:a></text:p>
          </table:table-cell>
        </table:table-row>
        <table:table-row table:style-name="Table3.2">
          <table:table-cell table:style-name="Table3.A1" office:value-type="string">
            <text:p text:style-name="P5">Combine</text:p>
          </table:table-cell>
          <table:table-cell table:style-name="Table3.B1" office:value-type="string">
            <text:p text:style-name="P5">1. Manual testing: functional testing, system testing, regression testing.</text:p>
            <text:p text:style-name="P5">2. Portability testing. All range of windows platforms have to be supported.</text:p>
            <text:p text:style-name="P6">3. Test design. Checklists development and support.</text:p>
          </table:table-cell>
          <table:table-cell table:style-name="Table3.B1" office:value-type="string">
            <text:p text:style-name="P11">Proxmox virtual environment (tool for management multiple VM), MS SQL</text:p>
          </table:table-cell>
          <table:table-cell table:style-name="Table3.D1" office:value-type="string">
            <text:p text:style-name="P14"><text:a xlink:type="simple" xlink:href="http://www.issart.com/en/portfolio/details/id/143"><text:span text:style-name="T11">Application for DB management</text:span></text:a></text:p>
          </table:table-cell>
        </table:table-row>
        <table:table-row table:style-name="Table3.2">
          <table:table-cell table:style-name="Table3.A1" office:value-type="string">
            <text:p text:style-name="P12">Mobile application for relaxation</text:p>
          </table:table-cell>
          <table:table-cell table:style-name="Table3.B1" office:value-type="string">
            <text:p text:style-name="P6">1. Manual testing: functional testing, system testing, regression testing.</text:p>
          </table:table-cell>
          <table:table-cell table:style-name="Table3.B1" office:value-type="string">
            <text:p text:style-name="P4"/>
          </table:table-cell>
          <table:table-cell table:style-name="Table3.D1" office:value-type="string">
            <text:p text:style-name="P14"><text:a xlink:type="simple" xlink:href="http://www.issart.com/en/portfolio/details/id/145"><text:span text:style-name="T13">Mobile application for relaxation</text:span></text:a></text:p>
          </table:table-cell>
        </table:table-row>
        <table:table-row table:style-name="Table3.2">
          <table:table-cell table:style-name="Table3.A1" office:value-type="string">
            <text:p text:style-name="P12">Web-application for optimization of examination process in schools and universities</text:p>
          </table:table-cell>
          <table:table-cell table:style-name="Table3.B1" office:value-type="string">
            <text:p text:style-name="P9"><text:span text:style-name="T24">1.</text:span> <text:span text:style-name="T23">P</text:span>erformance testing: <text:span text:style-name="T23">test data development, load testing scripts development, execution of load tests, collection results, building load testing reports to the customer. Stress testing, stability testing.</text:span></text:p>
          </table:table-cell>
          <table:table-cell table:style-name="Table3.B1" office:value-type="string">
            <text:p text:style-name="P9">Jmeter <text:span text:style-name="T24">and Jmeter plugins for monitoring resource utilization.</text:span></text:p>
          </table:table-cell>
          <table:table-cell table:style-name="Table3.D1" office:value-type="string">
            <text:p text:style-name="P14"><text:a xlink:type="simple" xlink:href="http://www.issart.com/en/portfolio/details/id/153"><text:span text:style-name="T13">Examination portal</text:span></text:a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972in" fo:margin-right="0in" fo:orphans="2" fo:widows="2" fo:text-indent="0in" style:auto-text-indent="false" style:writing-mode="lr-tb"/>
      <style:text-properties style:use-window-font-color="true" style:font-name="Arial" fo:font-family="Arial" style:font-family-generic="swiss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9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083in" fo:margin-bottom="0in" style:contextual-spacing="false"/>
      <style:text-properties fo:text-transform="uppercase" fo:color="#365f91" style:font-name="Calibri" fo:font-family="Calibri" style:font-family-generic="swiss" style:font-pitch="variable" fo:letter-spacing="0.0071in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eneral_20_Information" style:display-name="General Information" style:family="paragraph" style:parent-style-name="Обычный_20__28_веб_29_">
      <style:paragraph-properties fo:margin-top="0in" fo:margin-bottom="0in" style:contextual-spacing="false" fo:text-align="center" style:justify-single-word="false"/>
      <style:text-properties fo:color="#ff0000" style:font-name="Arial" fo:font-family="Arial" style:font-family-generic="swiss" style:font-pitch="variable" fo:font-size="14pt" fo:language="en" fo:country="US" style:font-size-asian="14pt" style:font-name-complex="Arial" style:font-family-complex="Arial" style:font-family-generic-complex="swiss" style:font-pitch-complex="variable" style:font-size-complex="14pt"/>
    </style:style>
    <style:style style:name="фамилия_20_имя" style:display-name="фамилия имя" style:family="paragraph" style:parent-style-name="Обычный_20__28_веб_29_">
      <style:paragraph-properties fo:text-align="center" style:justify-single-word="false"/>
      <style:text-properties style:font-name="Arial" fo:font-family="Arial" style:font-family-generic="swiss" style:font-pitch="variable" fo:font-size="18pt" fo:language="en" fo:country="US" fo:font-weight="bold" style:font-size-asian="18pt" style:font-weight-asian="bold" style:font-name-complex="Arial" style:font-family-complex="Arial" style:font-family-generic-complex="swiss" style:font-pitch-complex="variable" style:font-size-complex="18pt"/>
    </style:style>
    <style:style style:name="Departament" style:family="paragraph" style:parent-style-name="General_20_Information">
      <style:paragraph-properties fo:margin-top="0.0972in" fo:margin-bottom="0in" style:contextual-spacing="false" fo:text-align="start" style:justify-single-word="false"/>
      <style:text-properties fo:color="#000000" fo:font-size="10pt" style:font-size-asian="10pt" style:font-size-complex="10pt"/>
    </style:style>
    <style:style style:name="Certifikate" style:family="paragraph" style:parent-style-name="Departament">
      <style:paragraph-properties fo:margin-left="0.2756in" fo:margin-right="0in" fo:margin-top="0.028in" fo:margin-bottom="0in" style:contextual-spacing="false" fo:orphans="0" fo:widows="0" fo:text-indent="0in" style:auto-text-indent="false"/>
      <style:text-properties fo:font-size="12pt" style:font-size-asian="12pt"/>
    </style:style>
    <style:style style:name="answers" style:family="paragraph" style:parent-style-name="Departament">
      <style:paragraph-properties fo:margin-top="0.028in" fo:margin-bottom="0in" style:contextual-spacing="false"/>
      <style:text-properties fo:font-size="11pt" style:font-size-asian="11pt"/>
    </style:style>
    <style:style style:name="deskriptor" style:family="paragraph" style:parent-style-name="Departament">
      <style:paragraph-properties fo:margin-top="0in" fo:margin-bottom="0in" style:contextual-spacing="false"/>
      <style:text-properties fo:color="#7f7f7f" fo:font-size="8pt" fo:font-style="italic" style:font-size-asian="8pt" style:font-style-asian="italic"/>
    </style:style>
    <style:style style:name="Название1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ize="10pt" fo:font-style="italic" style:font-size-asian="10pt" style:font-style-asian="italic" style:font-name-complex="Mangal1" style:font-family-complex="Mangal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7_20_Знак" style:display-name="Заголовок 7 Знак" style:family="text">
      <style:text-properties fo:text-transform="uppercase" fo:color="#365f91" style:font-name="Calibri" fo:font-family="Calibri" style:font-family-generic="swiss" style:font-pitch="variable" fo:letter-spacing="0.0071in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en" style:country-complex="US"/>
    </style:style>
    <style:style style:name="Обычный_20__28_веб_29__20_Знак" style:display-name="Обычный (веб)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General_20_Information_20_Знак" style:display-name="General Information Знак" style:family="text">
      <style:text-properties fo:color="#ff0000" style:font-name="Arial" fo:font-family="Arial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Departament_20_Знак" style:display-name="Departament Знак" style:family="text">
      <style:text-properties fo:color="#ff0000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ertifikate_20_Знак" style:display-name="Certifikate Знак" style:family="text">
      <style:text-properties fo:color="#ff0000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nswers_20_Знак" style:display-name="answers Знак" style:family="text">
      <style:text-properties fo:color="#ff0000" style:font-name="Arial" fo:font-family="Arial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deskriptor_20_Знак" style:display-name="deskriptor Знак" style:family="text">
      <style:text-properties fo:color="#7f7f7f" style:font-name="Arial" fo:font-family="Arial" style:font-family-generic="swiss" style:font-pitch="variable" fo:font-size="8pt" fo:language="en" fo:country="US" fo:font-style="italic" style:font-name-asian="Times New Roman" style:font-family-asian="'Times New Roman'" style:font-family-generic-asian="roman" style:font-pitch-asian="variable" style:font-size-asian="8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margin-left="0in" fo:margin-right="0in" fo:text-indent="0in" style:auto-text-indent="false">
        <style:tab-stops>
          <style:tab-stop style:position="6.2984in" style:type="right"/>
        </style:tab-stops>
      </style:paragraph-properties>
    </style:style>
    <style:style style:name="MP4" style:family="paragraph" style:parent-style-name="Standard">
      <style:text-properties fo:language="en" fo:country="US"/>
    </style:style>
    <style:style style:name="MT1" style:family="text">
      <style:text-properties fo:language="en" fo:country="US"/>
    </style:style>
    <style:style style:name="MT2" style:family="text">
      <style:text-properties fo:color="#ff0000" fo:language="en" fo:country="US"/>
    </style:style>
    <style:style style:name="MT3" style:family="text">
      <style:text-properties fo:language="none" fo:country="none" style:language-asian="none" style:country-asian="none"/>
    </style:style>
    <style:style style:name="MT4" style:family="text">
      <style:text-properties fo:language="en" fo:country="US" style:language-asian="none" style:country-asian="none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72in" fo:margin-bottom="0in" fo:margin-left="0.9846in" fo:margin-right="0.9846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11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189in" fo:margin-left="0in" fo:margin-right="0in" fo:margin-bottom="0.0799in" style:dynamic-spacing="true"/>
      </style:header-style>
      <style:footer-style>
        <style:header-footer-properties fo:min-height="0.2756in" fo:margin-left="0in" fo:margin-right="0in" fo:margin-top="0.236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2756in" fo:margin-left="0.9846in" fo:margin-right="0.984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11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Рисунок 0" text:anchor-type="as-char" svg:width="1.5764in" svg:height="1.0335in" draw:z-index="5"><draw:image xlink:href="Pictures/10000201000003B20000026C01B60F17.png" xlink:type="simple" xlink:show="embed" xlink:actuate="onLoad"/></draw:frame></text:p>
        <text:p text:style-name="MP2"/>
      </style:header>
      <style:footer>
        <text:p text:style-name="MP3"><draw:frame draw:style-name="Mfr2" draw:name="Врезка3" text:anchor-type="char" svg:x="-0.0661in" svg:y="0.4091in" svg:width="1.8563in" svg:height="0.6563in" draw:z-index="8"><draw:text-box><text:p text:style-name="MP4">644042 Russia Omsk</text:p><text:p text:style-name="Standard"><text:span text:style-name="MT1">Marksa Prospect 18/28 <text:line-break/></text:span><text:span text:style-name="MT2">t/fax</text:span><text:span text:style-name="MT1"> +7(3812) 39-69-59</text:span></text:p><text:p text:style-name="Standard"><text:span text:style-name="MT2">tel</text:span><text:span text:style-name="MT1"> +7(3812) 39-49-31</text:span></text:p><text:p text:style-name="MP4"><text:s text:c="18"/></text:p></draw:text-box></draw:frame><text:span text:style-name="MT3"><text:tab/> </text:span><text:span text:style-name="MT4"><text:s text:c="2"/></text:span><text:span text:style-name="MT3"><draw:frame draw:style-name="Mfr1" draw:name="Рисунок 2" text:anchor-type="as-char" svg:width="7.3362in" svg:height="1.1874in" draw:z-index="2"><draw:image xlink:href="Pictures/100002010000111C000002D06E5574C1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3T05:14:00</meta:creation-date>
    <dc:date>2016-07-07T16:08:10.035570590</dc:date>
    <meta:editing-cycles>20</meta:editing-cycles>
    <meta:editing-duration>PT10H18M3S</meta:editing-duration>
    <meta:generator>LibreOffice/4.2.8.2$Linux_X86_64 LibreOffice_project/420m0$Build-2</meta:generator>
    <meta:document-statistic meta:table-count="3" meta:image-count="2" meta:object-count="0" meta:page-count="3" meta:paragraph-count="95" meta:word-count="675" meta:character-count="4835" meta:non-whitespace-character-count="4219"/>
  </office:meta>
</office:document-meta>
</file>